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Light'" style:font-family-asian="'Calibri Light'" style:font-family-complex="'Calibri Light'" fo:background-color="transparent" fo:color="#2f5496"/>
    </style:style>
    <style:style style:name="T2" style:family="text">
      <style:text-properties fo:font-size="16.00pt" fo:font-weight="bold" fo:font-family="'Calibri Light'" style:font-family-asian="'Calibri Light'" style:font-family-complex="'Calibri Light'" fo:background-color="transparent" fo:color="#2f5496"/>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style:text-position="super"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top="12.00pt"/>
    </style:style>
    <style:style style:name="P2" style:family="paragraph">
      <style:paragraph-properties fo:line-height="110.00%" fo:text-align="left" fo:margin-bottom="6.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0.00%" fo:text-align="left" fo:margin-left="-18.00pt" fo:text-indent="18.00pt" fo:margin-bottom="6.00pt"/>
    </style:style>
    <style:style style:name="P4" style:family="paragraph">
      <style:paragraph-properties fo:line-height="110.00%" fo:text-align="left" fo:margin-bottom="6.00pt"/>
    </style:style>
    <style:style style:name="P5" style:family="paragraph">
      <style:paragraph-properties fo:line-height="110.00%" fo:text-align="left" fo:margin-bottom="6.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10.00%" fo:text-align="left" fo:margin-left="-18.00pt" fo:text-indent="18.00pt" fo:margin-bottom="6.00pt"/>
    </style:style>
    <style:style style:name="P7" style:family="paragraph">
      <style:paragraph-properties fo:line-height="110.00%" fo:text-align="left" fo:margin-bottom="6.00pt"/>
    </style:style>
    <style:style style:name="P8" style:family="paragraph">
      <style:paragraph-properties fo:line-height="110.00%" fo:text-align="left" fo:margin-bottom="8.00pt"/>
    </style:style>
    <style:style style:name="P9" style:family="paragraph">
      <style:paragraph-properties fo:line-height="110.00%" fo:text-align="left" fo:margin-bottom="6.00pt"/>
    </style:style>
    <style:style style:name="P10" style:family="paragraph">
      <style:paragraph-properties fo:line-height="110.00%" fo:text-align="left" fo:margin-bottom="8.00pt"/>
    </style:style>
    <style:style style:name="P11" style:family="paragraph">
      <style:paragraph-properties fo:line-height="110.00%" fo:text-align="left" fo:margin-bottom="6.00pt"/>
    </style:style>
    <style:style style:name="P12" style:family="paragraph">
      <style:paragraph-properties fo:line-height="110.00%" fo:text-align="left" fo:margin-bottom="6.00pt"/>
    </style:style>
    <style:style style:name="P13" style:family="paragraph">
      <style:paragraph-properties fo:line-height="110.00%" fo:text-align="left" fo:margin-bottom="8.00pt"/>
    </style:style>
    <style:style style:name="P14" style:family="paragraph">
      <style:paragraph-properties fo:line-height="110.00%" fo:text-align="left" fo:margin-bottom="6.00pt"/>
    </style:style>
    <style:style style:name="P15" style:family="paragraph">
      <style:paragraph-properties fo:line-height="110.00%" fo:text-align="left" fo:margin-bottom="8.00pt"/>
    </style:style>
    <style:style style:name="P16" style:family="paragraph">
      <style:paragraph-properties fo:line-height="110.00%" fo:text-align="left" fo:margin-bottom="6.00pt"/>
    </style:style>
    <style:style style:name="P17" style:family="paragraph">
      <style:paragraph-properties fo:line-height="110.00%" fo:text-align="left" fo:margin-bottom="6.00pt"/>
    </style:style>
    <style:style style:name="P18" style:family="paragraph">
      <style:paragraph-properties fo:line-height="110.00%" fo:text-align="left" fo:margin-bottom="8.00pt"/>
    </style:style>
    <style:style style:name="P19" style:family="paragraph">
      <style:paragraph-properties fo:line-height="110.00%" fo:text-align="left" fo:margin-bottom="6.00pt"/>
    </style:style>
    <style:style style:name="P20" style:family="paragraph">
      <style:paragraph-properties fo:line-height="110.00%" fo:text-align="left" fo:margin-bottom="6.00pt"/>
    </style:style>
    <style:style style:name="P21" style:family="paragraph">
      <style:paragraph-properties fo:line-height="110.00%" fo:text-align="left" fo:margin-bottom="6.00pt"/>
    </style:style>
    <style:style style:name="P22" style:family="paragraph">
      <style:paragraph-properties fo:line-height="110.00%" fo:text-align="left" fo:margin-bottom="8.00pt"/>
    </style:style>
    <style:style style:name="P23" style:family="paragraph">
      <style:paragraph-properties fo:line-height="110.00%" fo:text-align="left" fo:margin-bottom="6.00pt"/>
    </style:style>
    <style:style style:name="P24" style:family="paragraph">
      <style:paragraph-properties fo:line-height="110.00%" fo:text-align="left" fo:margin-bottom="6.00pt"/>
    </style:style>
    <style:style style:name="P25" style:family="paragraph">
      <style:paragraph-properties fo:line-height="110.00%" fo:text-align="left" fo:margin-bottom="6.00pt"/>
    </style:style>
  </office:automatic-styles>
  <office:body>
    <office:text>
      <text:p text:style-name="P1"><text:span text:style-name="T1"><text:s text:c="23"/></text:span><text:span text:style-name="T2">Currency_Exchange_Rates</text:span></text:p>
      <text:p text:style-name="P2"><text:span text:style-name="T3"/></text:p>
      <text:p text:style-name="P2"><text:span text:style-name="T4">This service provide 2 API's to end user. One API is loading all the exchange rates of specific dates or complete a year range rates into our internal Database from external API(Rates API) and the other one API called Expose API using this user can get the exchange rates of specific date or range of dates from our internal DB.</text:span></text:p>
      <text:p text:style-name="P2"><text:span text:style-name="T5"/></text:p>
      <text:p text:style-name="P2"><text:span text:style-name="T6">Code Set up:</text:span></text:p>
      <text:p text:style-name="P2"><text:span text:style-name="T6">1) checkout project or download zip from below location.</text:span></text:p>
      <text:p text:style-name="P2"><text:a xlink:href="https://github.com/rrayapol/currency-exchange-rates"><text:span text:style-name="T7">https://github.com/rrayapol/currency-exchange-rates</text:span></text:a><text:span text:style-name="T8"/></text:p>
      <text:list text:style-name="L3">
        <text:list-item>
          <text:p text:style-name="P3"><text:span text:style-name="T9">Import as maven project to IDE(STS,eclipse,Intellij)</text:span></text:p>
        </text:list-item>
        <text:list-item>
          <text:p text:style-name="P3"><text:span text:style-name="T9">Do maven update on project.</text:span></text:p>
        </text:list-item>
        <text:list-item>
          <text:p text:style-name="P3"><text:span text:style-name="T9">Run the application as springboot application. Now application will up and running.</text:span></text:p>
        </text:list-item>
        <text:list-item>
          <text:p text:style-name="P3"><text:span text:style-name="T9">Here using H2 In-Memory DB. Access URL:<text:s/></text:span><text:a xlink:href="http://localhost:8084/h2-console/"><text:span text:style-name="T10">http://localhost:8084/h2-console/</text:span></text:a><text:span text:style-name="T11"/></text:p>
        </text:list-item>
        <text:list-item>
          <text:p text:style-name="P3"><text:span text:style-name="T12">In H2 console first time update JDBC URL as<text:s/></text:span><text:span text:style-name="T13">jdbc:h2:mem:testdb</text:span></text:p>
        </text:list-item>
      </text:list>
      <text:p text:style-name="P4"><text:span text:style-name="T14"/></text:p>
      <text:p text:style-name="P4"><text:span text:style-name="T15">For testing Currency_Exchange_Rates api use postman or swagger api clients. I added swagger config also in the project.</text:span></text:p>
      <text:p text:style-name="P4"><text:span text:style-name="T15">Swagger url :<text:s/></text:span><text:a xlink:href="http://localhost:8084/swagger-ui.html#/"><text:span text:style-name="T16">http://localhost:8084/swagger-ui.html#/</text:span></text:a><text:span text:style-name="T17"/></text:p>
      <text:p text:style-name="P4"><text:span text:style-name="T18">I used postman api client for testing api.</text:span></text:p>
      <text:p text:style-name="P4"><text:span text:style-name="T18">Validation steps:</text:span></text:p>
      <text:p text:style-name="P4"><text:span text:style-name="T19">POST API:</text:span></text:p>
      <text:p text:style-name="P4"><text:span text:style-name="T19"><text:s/></text:span><text:span text:style-name="T20"><text:s/>1)<text:s/></text:span><text:span text:style-name="T21">URL:</text:span><text:span text:style-name="T22"><text:s/></text:span><text:a xlink:href="http://localhost:8084/currency-exchange"><text:span text:style-name="T23">http://localhost:8084/currency-exchange</text:span></text:a><text:span text:style-name="T24"/></text:p>
      <text:p text:style-name="P4"><text:span text:style-name="T25">Request Body:<text:s/></text:span><text:span text:style-name="T26"><text:s/></text:span></text:p>
      <text:p text:style-name="P4"><text:span text:style-name="T26"><text:tab/>{</text:span></text:p>
      <text:p text:style-name="P4"><text:span text:style-name="T26"><text:tab/>"asOfDate" : "",</text:span></text:p>
      <text:p text:style-name="P4"><text:span text:style-name="T26"><text:tab/>"year"<text:s text:c="10"/>: "" </text:span></text:p>
      <text:p text:style-name="P4"><text:span text:style-name="T26"><text:tab/>}<text:tab/></text:span></text:p>
      <text:p text:style-name="P5"><text:span text:style-name="T26">If doesn't provide any values in the body like above. It will load last 12 months data and also considering only 1</text:span><text:span text:style-name="T27">st</text:span><text:span text:style-name="T28"><text:s/>day of the month.</text:span></text:p>
      <text:p text:style-name="P5"><text:span text:style-name="T28">Once hit the above url after completing the request you can see the response in postman and in Database.</text:span></text:p>
      <text:p text:style-name="P5"><text:span text:style-name="T29"/></text:p>
      <text:p text:style-name="P5"><text:span text:style-name="T29"/></text:p>
      <text:p text:style-name="P5"><text:span text:style-name="T29"/></text:p>
      <text:list text:style-name="L6">
        <text:list-item>
          <text:p text:style-name="P6"><text:span text:style-name="T30">POSTMAN RESPONE:</text:span></text:p>
        </text:list-item>
      </text:list>
      <text:p text:style-name="P7"><draw:frame text:anchor-type="as-char" svg:width="189.44mm" svg:height="121.97mm" style:rel-width="scale" style:rel-height="scale"><draw:object-ole xlink:href="OleObj1"/><draw:image xlink:href="ObjectReplacements/OleObj1"/></draw:frame><text:span text:style-name="T31"/></text:p>
      <text:p text:style-name="P7"><text:span text:style-name="T31"/></text:p>
      <text:p text:style-name="P7"><text:span text:style-name="T31"/></text:p>
      <text:p text:style-name="P7"><text:span text:style-name="T31"/></text:p>
      <text:p text:style-name="P7"><text:span text:style-name="T32">DB RECORDS:</text:span></text:p>
      <text:p text:style-name="P7"><text:span text:style-name="T32">SELECT * FROM CURRENCY_EXCHANGE_RATE ;</text:span></text:p>
      <text:p text:style-name="P7"><draw:frame text:anchor-type="as-char" svg:width="184.94mm" svg:height="102.92mm" style:rel-width="scale" style:rel-height="scale"><draw:object-ole xlink:href="OleObj2"/><draw:image xlink:href="ObjectReplacements/OleObj2"/></draw:frame><text:span text:style-name="T33"/></text:p>
      <text:p text:style-name="P8"><text:span text:style-name="T34">2) URL:</text:span><text:span text:style-name="T35"><text:s/></text:span><text:a xlink:href="http://localhost:8084/currency-exchange"><text:span text:style-name="T36">http://localhost:8084/currency-exchange</text:span></text:a><text:span text:style-name="T37"/></text:p>
      <text:p text:style-name="P9"><text:span text:style-name="T38">Request Body : Provide asOfDate in the body<text:s/></text:span><text:span text:style-name="T39"><text:s/></text:span></text:p>
      <text:p text:style-name="P9"><text:span text:style-name="T39"><text:tab/>{</text:span></text:p>
      <text:p text:style-name="P9"><text:span text:style-name="T39"><text:tab/>"asOfDate" : "2019-05-01",</text:span></text:p>
      <text:p text:style-name="P9"><text:span text:style-name="T39"><text:tab/>"year"<text:s text:c="10"/>: "" </text:span></text:p>
      <text:p text:style-name="P9"><text:span text:style-name="T40"><text:tab/>}</text:span></text:p>
      <text:p text:style-name="P10"><text:span text:style-name="T41"/></text:p>
      <text:p text:style-name="P11"><text:span text:style-name="T42">If user provides asOfDate value only in the body like above. It will load specific date data.</text:span></text:p>
      <text:p text:style-name="P11"><text:span text:style-name="T43">Once hit the above url after completing the request you can see the response in postman and in Database.</text:span></text:p>
      <text:p text:style-name="P12"><text:span text:style-name="T43"><text:s text:c="3"/></text:span></text:p>
      <text:p text:style-name="P12"><text:span text:style-name="T44"/></text:p>
      <text:p text:style-name="P12"><text:span text:style-name="T44"/></text:p>
      <text:p text:style-name="P12"><text:span text:style-name="T44"/></text:p>
      <text:p text:style-name="P12"><text:span text:style-name="T44"/></text:p>
      <text:p text:style-name="P12"><text:span text:style-name="T44"/></text:p>
      <text:p text:style-name="P12"><text:span text:style-name="T44"/></text:p>
      <text:p text:style-name="P12"><text:span text:style-name="T44"/></text:p>
      <text:p text:style-name="P12"><text:span text:style-name="T45"><text:s/>POSTMAN RESPONSE</text:span></text:p>
      <text:p text:style-name="P12"><text:span text:style-name="T46"/></text:p>
      <text:p text:style-name="P12"><draw:frame text:anchor-type="as-char" svg:width="181.77mm" svg:height="136.00mm" style:rel-width="scale" style:rel-height="scale"><draw:object-ole xlink:href="OleObj3"/><draw:image xlink:href="ObjectReplacements/OleObj3"/></draw:frame><text:span text:style-name="T46"/></text:p>
      <text:p text:style-name="P12"><text:span text:style-name="T47">DB Records:</text:span></text:p>
      <text:p text:style-name="P12"><text:span text:style-name="T47">SELECT * FROM CURRENCY_EXCHANGE_RATE where data_of_date = '2019-05-01';</text:span></text:p>
      <text:p text:style-name="P12"><draw:frame text:anchor-type="as-char" svg:width="180.71mm" svg:height="106.89mm" style:rel-width="scale" style:rel-height="scale"><draw:object-ole xlink:href="OleObj4"/><draw:image xlink:href="ObjectReplacements/OleObj4"/></draw:frame><text:span text:style-name="T48"/></text:p>
      <text:p text:style-name="P13"><text:span text:style-name="T49">3) URL:</text:span><text:span text:style-name="T50"><text:s/></text:span><text:a xlink:href="http://localhost:8084/currency-exchange"><text:span text:style-name="T51">http://localhost:8084/currency-exchange</text:span></text:a><text:span text:style-name="T52"/></text:p>
      <text:p text:style-name="P14"><text:span text:style-name="T53">Request Body : Provide asOfDate in the body<text:s/></text:span><text:span text:style-name="T54"><text:s/></text:span></text:p>
      <text:p text:style-name="P14"><text:span text:style-name="T54"><text:tab/>{</text:span></text:p>
      <text:p text:style-name="P14"><text:span text:style-name="T54"><text:tab/>"asOfDate" : "",</text:span></text:p>
      <text:p text:style-name="P14"><text:span text:style-name="T54"><text:tab/>"year"<text:s text:c="10"/>: "2019" </text:span></text:p>
      <text:p text:style-name="P14"><text:span text:style-name="T55"><text:tab/>}</text:span></text:p>
      <text:p text:style-name="P15"><text:span text:style-name="T56"/></text:p>
      <text:p text:style-name="P16"><text:span text:style-name="T57">If user provides year value only in the body like above. It will load complete year data and in DB we can see 12 rows and each row contains 1 month complete data.</text:span></text:p>
      <text:p text:style-name="P16"><text:span text:style-name="T58">Once hit the above url after completing the request you can see the response in postman and in Database.</text:span></text:p>
      <text:p text:style-name="P17"><text:span text:style-name="T59"/></text:p>
      <text:p text:style-name="P17"><text:span text:style-name="T60">POSTMAN RESPONSE:</text:span></text:p>
      <text:p text:style-name="P17"><text:span text:style-name="T61"/></text:p>
      <text:p text:style-name="P17"><draw:frame text:anchor-type="as-char" svg:width="179.92mm" svg:height="115.09mm" style:rel-width="scale" style:rel-height="scale"><draw:object-ole xlink:href="OleObj5"/><draw:image xlink:href="ObjectReplacements/OleObj5"/></draw:frame><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1"/></text:p>
      <text:p text:style-name="P17"><text:span text:style-name="T62">DB RECORDS:</text:span></text:p>
      <text:p text:style-name="P17"><text:span text:style-name="T62">SELECT * FROM CURRENCY_EXCHANGE_RATE where HAS_MONTH_DATA = 1;</text:span></text:p>
      <text:p text:style-name="P17"><text:span text:style-name="T63"/></text:p>
      <text:p text:style-name="P17"><draw:frame text:anchor-type="as-char" svg:width="174.36mm" svg:height="107.42mm" style:rel-width="scale" style:rel-height="scale"><draw:object-ole xlink:href="OleObj6"/><draw:image xlink:href="ObjectReplacements/OleObj6"/></draw:frame><text:span text:style-name="T63"/></text:p>
      <text:p text:style-name="P17"><text:span text:style-name="T63"/></text:p>
      <text:p text:style-name="P18"><text:span text:style-name="T64">GET API:</text:span></text:p>
      <text:p text:style-name="P19"><text:span text:style-name="T64"><text:s/></text:span><text:span text:style-name="T65"><text:s/>1)<text:s/></text:span><text:span text:style-name="T66">URL:</text:span><text:span text:style-name="T67"><text:s/></text:span><text:a xlink:href="http://localhost:8084/currency-exchange?asOfDate=2019-05-01"><text:span text:style-name="T68">http://localhost:8084/currency-exchange?asOfDate=2019-05-01</text:span></text:a><text:span text:style-name="T69"/></text:p>
      <text:p text:style-name="P19"><text:span text:style-name="T70">Request Params:</text:span></text:p>
      <text:p text:style-name="P19"><text:span text:style-name="T71"><text:s text:c="14"/><text:tab/><text:tab/></text:span></text:p>
      <text:p text:style-name="P20"><text:span text:style-name="T71">If user provides asOfDate in query param<text:s text:c="2"/>like above. It will get the specifiec date exchange rate data from DB and provide response in JSON format.</text:span></text:p>
      <text:p text:style-name="P20"><text:span text:style-name="T71">Once hit the above url after completing the request you can see the response in postman.</text:span></text:p>
      <text:p text:style-name="P21"><text:span text:style-name="T72"/></text:p>
      <text:p text:style-name="P21"><text:span text:style-name="T72"/></text:p>
      <text:p text:style-name="P21"><text:span text:style-name="T72"/></text:p>
      <text:p text:style-name="P21"><text:span text:style-name="T72"/></text:p>
      <text:p text:style-name="P21"><text:span text:style-name="T73">POSTMAN RESPONSE:</text:span></text:p>
      <text:p text:style-name="P21"><draw:frame text:anchor-type="as-char" svg:width="184.41mm" svg:height="130.18mm" style:rel-width="scale" style:rel-height="scale"><draw:object-ole xlink:href="OleObj7"/><draw:image xlink:href="ObjectReplacements/OleObj7"/></draw:frame><text:span text:style-name="T74"/></text:p>
      <text:p text:style-name="P21"><text:span text:style-name="T74"/></text:p>
      <text:p text:style-name="P22"><text:span text:style-name="T75">2)<text:s/></text:span><text:span text:style-name="T76">URL:</text:span><text:span text:style-name="T77"><text:s/></text:span><text:a xlink:href="http://localhost:8084/currency-exchange?startDate=2019-01-01&amp;endDate=2020-01-01"><text:span text:style-name="T78">http://localhost:8084/currency-exchange?startDate=2019-01-01&amp;endDate=2020-01-01</text:span></text:a><text:span text:style-name="T79"/></text:p>
      <text:p text:style-name="P23"><text:span text:style-name="T80">Request Params:</text:span></text:p>
      <text:p text:style-name="P23"><text:span text:style-name="T81"><text:s text:c="14"/><text:tab/><text:tab/></text:span></text:p>
      <text:p text:style-name="P24"><text:span text:style-name="T81">If user provides startDate and endDate in query param<text:s text:c="2"/>like above. It will get the get the<text:s text:c="2"/>exchange rate data between startDate and endDate from DB and provide response in JSON format.</text:span></text:p>
      <text:p text:style-name="P24"><text:span text:style-name="T81">Once hit the above url after completing the request you can see the response in postman.</text:span></text:p>
      <text:p text:style-name="P25"><text:span text:style-name="T82"/></text:p>
      <text:p text:style-name="P25"><text:span text:style-name="T82"/></text:p>
      <text:p text:style-name="P25"><text:span text:style-name="T83">POSTMAN RESPONSE:</text:span></text:p>
      <text:p text:style-name="P25"><text:span text:style-name="T84"/></text:p>
      <text:p text:style-name="P25"><draw:frame text:anchor-type="as-char" svg:width="178.86mm" svg:height="119.33mm" style:rel-width="scale" style:rel-height="scale"><draw:object-ole xlink:href="OleObj8"/><draw:image xlink:href="ObjectReplacements/OleObj8"/></draw:frame><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